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300000436D5A3C6827D082F36.png" manifest:media-type="image/png"/>
  <manifest:file-entry manifest:full-path="Pictures/1000000100000743000004368F822CC9A41D95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45cm" svg:y="-2cm" svg:width="17cm" svg:height="9.857cm" draw:z-index="0"><draw:image xlink:href="Pictures/1000000100000743000004368F822CC9A41D9556.png" xlink:type="simple" xlink:show="embed" xlink:actuate="onLoad" draw:mime-type="image/png"/></draw:frame><draw:frame draw:style-name="fr1" draw:name="Image2" text:anchor-type="char" svg:x="0.106cm" svg:y="9.181cm" svg:width="17cm" svg:height="9.857cm" draw:z-index="1"><draw:image xlink:href="Pictures/100000010000074300000436D5A3C6827D082F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32:12.497638320</meta:creation-date>
    <dc:date>2023-10-23T22:33:04.324412159</dc:date>
    <meta:editing-duration>PT5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